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576in" style:rel-column-width="5461*"/>
    </style:style>
    <style:style style:name="Table1.L" style:family="table-column">
      <style:table-column-properties style:column-width="0.5583in" style:rel-column-width="546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L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209in" style:rel-column-width="2047*"/>
    </style:style>
    <style:style style:name="Table2.D" style:family="table-column">
      <style:table-column-properties style:column-width="0.209in" style:rel-column-width="2050*"/>
    </style:style>
    <style:style style:name="Table2.f" style:family="table-column">
      <style:table-column-properties style:column-width="0.2104in" style:rel-column-width="205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language="en" fo:country="US"/>
    </style:style>
    <style:style style:name="P2" style:family="paragraph" style:parent-style-name="Preformatted_20_Text">
      <style:text-properties fo:language="en" fo:country="US" officeooo:rsid="001c56fa" officeooo:paragraph-rsid="001c56fa"/>
    </style:style>
    <style:style style:name="P3" style:family="paragraph" style:parent-style-name="Preformatted_20_Text">
      <style:text-properties fo:language="en" fo:country="US" officeooo:rsid="0014c01a" officeooo:paragraph-rsid="0014c01a"/>
    </style:style>
    <style:style style:name="P4" style:family="paragraph" style:parent-style-name="Preformatted_20_Text">
      <style:text-properties fo:language="en" fo:country="US" officeooo:rsid="00156763" officeooo:paragraph-rsid="00156763"/>
    </style:style>
    <style:style style:name="P5" style:family="paragraph" style:parent-style-name="Preformatted_20_Text">
      <style:text-properties fo:language="en" fo:country="US" officeooo:rsid="0014c01a" officeooo:paragraph-rsid="0014c01a" fo:background-color="transparent"/>
    </style:style>
    <style:style style:name="P6" style:family="paragraph" style:parent-style-name="Preformatted_20_Text">
      <style:text-properties fo:language="en" fo:country="US" officeooo:rsid="001b42b6" officeooo:paragraph-rsid="0014c01a" fo:background-color="transparent"/>
    </style:style>
    <style:style style:name="P7" style:family="paragraph" style:parent-style-name="Preformatted_20_Text">
      <style:text-properties fo:language="en" fo:country="US" officeooo:rsid="001b42b6" officeooo:paragraph-rsid="001b42b6" fo:background-color="transparent"/>
    </style:style>
    <style:style style:name="P8" style:family="paragraph" style:parent-style-name="Preformatted_20_Text">
      <style:text-properties fo:language="en" fo:country="US" officeooo:rsid="00156763" officeooo:paragraph-rsid="00156763" fo:background-color="transparent"/>
    </style:style>
    <style:style style:name="P9" style:family="paragraph" style:parent-style-name="Preformatted_20_Text">
      <style:text-properties fo:language="en" fo:country="US" officeooo:rsid="00156763" officeooo:paragraph-rsid="001a364c" fo:background-color="transparent"/>
    </style:style>
    <style:style style:name="P10" style:family="paragraph" style:parent-style-name="Preformatted_20_Text">
      <style:text-properties fo:language="en" fo:country="US" officeooo:rsid="001a364c" officeooo:paragraph-rsid="001a364c" fo:background-color="transparent"/>
    </style:style>
    <style:style style:name="P11" style:family="paragraph" style:parent-style-name="Preformatted_20_Text">
      <style:text-properties fo:language="en" fo:country="US" officeooo:rsid="00210740" officeooo:paragraph-rsid="00210740" fo:background-color="transparent"/>
    </style:style>
    <style:style style:name="P12" style:family="paragraph" style:parent-style-name="Preformatted_20_Text">
      <style:text-properties fo:language="en" fo:country="US" officeooo:rsid="00224701" officeooo:paragraph-rsid="00156763" fo:background-color="transparent"/>
    </style:style>
    <style:style style:name="P13" style:family="paragraph" style:parent-style-name="Preformatted_20_Text">
      <style:text-properties fo:language="en" fo:country="US" officeooo:rsid="00156763" officeooo:paragraph-rsid="001a364c" fo:background-color="#e6ff00"/>
    </style:style>
    <style:style style:name="P14" style:family="paragraph" style:parent-style-name="Preformatted_20_Text">
      <style:text-properties fo:language="en" fo:country="US" officeooo:rsid="0023f6c5" officeooo:paragraph-rsid="0023f6c5"/>
    </style:style>
    <style:style style:name="P15" style:family="paragraph" style:parent-style-name="Preformatted_20_Text">
      <style:text-properties fo:language="en" fo:country="US" officeooo:rsid="00224701" officeooo:paragraph-rsid="00224701"/>
    </style:style>
    <style:style style:name="P16" style:family="paragraph" style:parent-style-name="Table_20_Contents">
      <style:paragraph-properties fo:text-align="end" style:justify-single-word="false"/>
      <style:text-properties style:font-name="Liberation Mono" fo:font-size="10pt" fo:language="en" fo:country="US" officeooo:rsid="001c56fa" officeooo:paragraph-rsid="001c56fa" style:font-name-asian="Courier New" style:font-size-asian="10pt" style:font-name-complex="Liberation Mono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Liberation Mono" fo:font-size="10pt" fo:language="en" fo:country="US" officeooo:rsid="001a364c" officeooo:paragraph-rsid="001a364c" style:font-name-asian="Courier New" style:font-size-asian="10pt" style:font-name-complex="Liberation Mono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Liberation Mono" fo:font-size="10pt" fo:language="en" fo:country="US" officeooo:rsid="001a364c" officeooo:paragraph-rsid="001a364c" style:font-name-asian="Courier New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fo:language="en" fo:country="US" officeooo:rsid="001a364c" officeooo:paragraph-rsid="001a364c" style:font-name-asian="Courier New" style:font-size-asian="10pt" style:font-name-complex="Liberation Mono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Liberation Mono" fo:font-size="10pt" fo:language="en" fo:country="US" officeooo:rsid="001b42b6" officeooo:paragraph-rsid="001b42b6" style:font-name-asian="Courier New" style:font-size-asian="10pt" style:font-name-complex="Liberation Mono" style:font-size-complex="10pt"/>
    </style:style>
    <style:style style:name="P21" style:family="paragraph" style:parent-style-name="Standard">
      <style:text-properties officeooo:rsid="00281156" officeooo:paragraph-rsid="00281156"/>
    </style:style>
    <style:style style:name="P22" style:family="paragraph" style:parent-style-name="Standard">
      <style:text-properties officeooo:rsid="002af346" officeooo:paragraph-rsid="002af346"/>
    </style:style>
    <style:style style:name="P23" style:family="paragraph" style:parent-style-name="Standard">
      <style:text-properties officeooo:rsid="002bf623" officeooo:paragraph-rsid="002bf623"/>
    </style:style>
    <style:style style:name="P24" style:family="paragraph" style:parent-style-name="Text_20_body">
      <style:text-properties fo:language="en" fo:country="US" officeooo:rsid="0023f6c5" officeooo:paragraph-rsid="0023f6c5"/>
    </style:style>
    <style:style style:name="P25" style:family="paragraph" style:parent-style-name="Text_20_body">
      <style:text-properties fo:language="en" fo:country="US" officeooo:rsid="0023f6c5" officeooo:paragraph-rsid="0024d252"/>
    </style:style>
    <style:style style:name="P26" style:family="paragraph" style:parent-style-name="Text_20_body">
      <style:paragraph-properties fo:text-align="start" style:justify-single-word="false"/>
      <style:text-properties fo:language="en" fo:country="US" officeooo:rsid="0024559a" officeooo:paragraph-rsid="0024559a"/>
    </style:style>
    <style:style style:name="P27" style:family="paragraph" style:parent-style-name="Text_20_body">
      <style:text-properties fo:language="en" fo:country="US" officeooo:rsid="0024d252" officeooo:paragraph-rsid="0024d252"/>
    </style:style>
    <style:style style:name="P28" style:family="paragraph" style:parent-style-name="Text_20_body">
      <style:text-properties fo:language="en" fo:country="US" officeooo:rsid="00224701" officeooo:paragraph-rsid="00224701"/>
    </style:style>
    <style:style style:name="P29" style:family="paragraph" style:parent-style-name="Text_20_body">
      <style:text-properties officeooo:rsid="0026140f" officeooo:paragraph-rsid="0026140f"/>
    </style:style>
    <style:style style:name="P30" style:family="paragraph" style:parent-style-name="Text_20_body">
      <style:text-properties officeooo:rsid="002af346" officeooo:paragraph-rsid="002af346"/>
    </style:style>
    <style:style style:name="P31" style:family="paragraph" style:parent-style-name="Text_20_body">
      <style:text-properties fo:language="en" fo:country="US" officeooo:rsid="0024d252" officeooo:paragraph-rsid="0024d252"/>
    </style:style>
    <style:style style:name="P32" style:family="paragraph" style:parent-style-name="Text_20_body">
      <style:text-properties officeooo:rsid="0032a6e1" officeooo:paragraph-rsid="0032a6e1"/>
    </style:style>
    <style:style style:name="P33" style:family="paragraph" style:parent-style-name="Heading_20_2">
      <style:text-properties fo:language="en" fo:country="US" officeooo:rsid="00224701" officeooo:paragraph-rsid="00224701"/>
    </style:style>
    <style:style style:name="P34" style:family="paragraph" style:parent-style-name="Preformatted_20_Text" style:list-style-name="L1">
      <style:text-properties fo:language="en" fo:country="US" officeooo:rsid="001a364c" officeooo:paragraph-rsid="001a364c" fo:background-color="transparent"/>
    </style:style>
    <style:style style:name="P35" style:family="paragraph" style:parent-style-name="Preformatted_20_Text" style:list-style-name="L1">
      <style:text-properties fo:language="en" fo:country="US" officeooo:rsid="001b42b6" officeooo:paragraph-rsid="001b42b6" fo:background-color="transparent"/>
    </style:style>
    <style:style style:name="P36" style:family="paragraph" style:parent-style-name="Heading_20_1">
      <style:text-properties fo:language="en" fo:country="US" officeooo:rsid="00218f25" officeooo:paragraph-rsid="00218f25"/>
    </style:style>
    <style:style style:name="P37" style:family="paragraph" style:parent-style-name="Heading_20_1">
      <style:text-properties fo:language="en" fo:country="US" officeooo:rsid="001b42b6" officeooo:paragraph-rsid="001f8a58" fo:background-color="transparent"/>
    </style:style>
    <style:style style:name="P38" style:family="paragraph" style:parent-style-name="Heading_20_3">
      <style:paragraph-properties fo:text-align="start" style:justify-single-word="false"/>
      <style:text-properties fo:language="en" fo:country="US" officeooo:rsid="0024559a" officeooo:paragraph-rsid="0024559a"/>
    </style:style>
    <style:style style:name="P39" style:family="paragraph" style:parent-style-name="Heading_20_3">
      <style:text-properties fo:language="en" fo:country="US" officeooo:rsid="0024559a" officeooo:paragraph-rsid="0024559a"/>
    </style:style>
    <style:style style:name="P40" style:family="paragraph" style:parent-style-name="Heading_20_3">
      <style:text-properties fo:language="en" fo:country="US" officeooo:rsid="00224701" officeooo:paragraph-rsid="00224701"/>
    </style:style>
    <style:style style:name="P41" style:family="paragraph" style:parent-style-name="Heading_20_3">
      <style:text-properties officeooo:rsid="002af346" officeooo:paragraph-rsid="002af346"/>
    </style:style>
    <style:style style:name="P42" style:family="paragraph" style:parent-style-name="Heading_20_4">
      <style:text-properties officeooo:rsid="0026140f" officeooo:paragraph-rsid="0026140f"/>
    </style:style>
    <style:style style:name="P43" style:family="paragraph" style:parent-style-name="Heading_20_4">
      <style:text-properties officeooo:rsid="002af346" officeooo:paragraph-rsid="002af346"/>
    </style:style>
    <style:style style:name="P44" style:family="paragraph" style:parent-style-name="Heading_20_4">
      <style:text-properties fo:language="en" fo:country="US" officeooo:rsid="00224701" officeooo:paragraph-rsid="00224701"/>
    </style:style>
    <style:style style:name="P45" style:family="paragraph">
      <loext:graphic-properties draw:fill="none" draw:fill-color="#ffffff"/>
    </style:style>
    <style:style style:name="T1" style:family="text">
      <style:text-properties fo:background-color="#000080" loext:char-shading-value="0"/>
    </style:style>
    <style:style style:name="T2" style:family="text">
      <style:text-properties fo:background-color="#00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b42b6" fo:background-color="transparent" loext:char-shading-value="0"/>
    </style:style>
    <style:style style:name="T5" style:family="text">
      <style:text-properties officeooo:rsid="001c56fa" fo:background-color="transparent" loext:char-shading-value="0"/>
    </style:style>
    <style:style style:name="T6" style:family="text">
      <style:text-properties officeooo:rsid="0020d2f0" fo:background-color="transparent" loext:char-shading-value="0"/>
    </style:style>
    <style:style style:name="T7" style:family="text">
      <style:text-properties officeooo:rsid="00210740" fo:background-color="transparent" loext:char-shading-value="0"/>
    </style:style>
    <style:style style:name="T8" style:family="text">
      <style:text-properties officeooo:rsid="00224701" fo:background-color="transparent" loext:char-shading-value="0"/>
    </style:style>
    <style:style style:name="T9" style:family="text">
      <style:text-properties fo:background-color="#00ffff" loext:char-shading-value="0"/>
    </style:style>
    <style:style style:name="T10" style:family="text">
      <style:text-properties officeooo:rsid="00156763" fo:background-color="#00ffff" loext:char-shading-value="0"/>
    </style:style>
    <style:style style:name="T11" style:family="text">
      <style:text-properties fo:background-color="#9966cc" loext:char-shading-value="0"/>
    </style:style>
    <style:style style:name="T12" style:family="text">
      <style:text-properties fo:background-color="#e6ff00" loext:char-shading-value="0"/>
    </style:style>
    <style:style style:name="T13" style:family="text">
      <style:text-properties officeooo:rsid="00218f25"/>
    </style:style>
    <style:style style:name="T14" style:family="text">
      <style:text-properties officeooo:rsid="0022b2e2"/>
    </style:style>
    <style:style style:name="T15" style:family="text">
      <style:text-properties fo:background-color="#99ccff" loext:char-shading-value="0"/>
    </style:style>
    <style:style style:name="T16" style:family="text">
      <style:text-properties officeooo:rsid="0024d252"/>
    </style:style>
    <style:style style:name="T17" style:family="text">
      <style:text-properties officeooo:rsid="0026140f"/>
    </style:style>
    <style:style style:name="T18" style:family="text">
      <style:text-properties fo:background-color="#33cc66" loext:char-shading-value="0"/>
    </style:style>
    <style:style style:name="T19" style:family="text">
      <style:text-properties officeooo:rsid="002cadc1"/>
    </style:style>
    <style:style style:name="T20" style:family="text">
      <style:text-properties officeooo:rsid="002ff79d"/>
    </style:style>
    <style:style style:name="T21" style:family="text">
      <style:text-properties officeooo:rsid="003099d4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224701"/>
    </style:style>
    <style:style style:name="T24" style:family="text">
      <style:text-properties officeooo:rsid="0032a6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7.5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USB Protocol description of the Microlife Professional BPA</text:h>
      <text:h text:style-name="P33" text:outline-level="2">Communication protocol</text:h>
      <text:p text:style-name="P24">The Microlife BPA uses USB for communication. The device identifies itself as</text:p>
      <text:p text:style-name="P1">Bus 002 Device 003: ID 04b4:5500 Cypress Semiconductor Corp. HID-&gt;COM RS232 Adapter</text:p>
      <text:p text:style-name="P14"/>
      <text:p text:style-name="P24"><draw:frame text:anchor-type="paragraph" draw:z-index="0" draw:style-name="gr1" draw:text-style-name="P45" svg:width="6.6496in" svg:height="7.5087in" svg:x="0.1173in" svg:y="0.1862in"><draw:text-box><text:p/></draw:text-box></draw:frame>and provides two interrupt endpoints.</text:p>
      <text:p text:style-name="P1">Bus 002 Device 003: ID 04b4:5500 Cypress Semiconductor Corp. HID-&gt;COM RS232 Adapter</text:p>
      <text:p text:style-name="P1">Device Descriptor:</text:p>
      <text:p text:style-name="P1"><text:s text:c="2"/>bLength <text:s text:c="15"/>18</text:p>
      <text:p text:style-name="P1"><text:s text:c="2"/>bDescriptorType <text:s text:c="8"/>1</text:p>
      <text:p text:style-name="P1"><text:s text:c="2"/>bcdUSB <text:s text:c="14"/>1.00</text:p>
      <text:p text:style-name="P1"><text:s text:c="2"/>bDeviceClass <text:s text:c="11"/>0 (Defined at Interface level)</text:p>
      <text:p text:style-name="P1"><text:s text:c="2"/>bDeviceSubClass <text:s text:c="8"/>0 </text:p>
      <text:p text:style-name="P1"><text:s text:c="2"/>bDeviceProtocol <text:s text:c="8"/>0 </text:p>
      <text:p text:style-name="P1"><text:s text:c="2"/>bMaxPacketSize0 <text:s text:c="8"/>8</text:p>
      <text:p text:style-name="P1"><text:s text:c="2"/>idVendor <text:s text:c="10"/>0x04b4 Cypress Semiconductor Corp.</text:p>
      <text:p text:style-name="P1"><text:s text:c="2"/>idProduct <text:s text:c="9"/>0x5500 HID-&gt;COM RS232 Adapter</text:p>
      <text:p text:style-name="P1"><text:s text:c="2"/>bcdDevice <text:s text:c="11"/>0.01</text:p>
      <text:p text:style-name="P1"><text:s text:c="2"/>iManufacturer <text:s text:c="10"/>1 Cypress Semiconductor</text:p>
      <text:p text:style-name="P1"><text:s text:c="2"/>iProduct <text:s text:c="15"/>2 USB to Serial</text:p>
      <text:p text:style-name="P1"><text:s text:c="2"/>iSerial <text:s text:c="16"/>0 </text:p>
      <text:p text:style-name="P1"><text:s text:c="2"/>bNumConfigurations <text:s text:c="5"/>1</text:p>
      <text:p text:style-name="P1"><text:s text:c="2"/>Configuration Descriptor:</text:p>
      <text:p text:style-name="P1"><text:s text:c="4"/>bLength <text:s text:c="16"/>9</text:p>
      <text:p text:style-name="P1"><text:s text:c="4"/>bDescriptorType <text:s text:c="8"/>2</text:p>
      <text:p text:style-name="P1"><text:s text:c="4"/>wTotalLength <text:s text:c="10"/>41</text:p>
      <text:p text:style-name="P1"><text:s text:c="4"/>bNumInterfaces <text:s text:c="9"/>1</text:p>
      <text:p text:style-name="P1"><text:s text:c="4"/>bConfigurationValue <text:s text:c="4"/>1</text:p>
      <text:p text:style-name="P1"><text:s text:c="4"/>iConfiguration <text:s text:c="9"/>4 Sample HID</text:p>
      <text:p text:style-name="P1"><text:s text:c="4"/>bmAttributes <text:s text:c="8"/>0x80</text:p>
      <text:p text:style-name="P1"><text:s text:c="6"/>(Bus Powered)</text:p>
      <text:p text:style-name="P1"><text:s text:c="4"/>MaxPower <text:s text:c="13"/>100mA</text:p>
      <text:p text:style-name="P1"><text:s text:c="4"/>Interface Descriptor:</text:p>
      <text:p text:style-name="P1"><text:s text:c="6"/>bLength <text:s text:c="16"/>9</text:p>
      <text:p text:style-name="P1"><text:s text:c="6"/>bDescriptorType <text:s text:c="8"/>4</text:p>
      <text:p text:style-name="P1"><text:s text:c="6"/>bInterfaceNumber <text:s text:c="7"/>0</text:p>
      <text:p text:style-name="P1"><text:s text:c="6"/>bAlternateSetting <text:s text:c="6"/>0</text:p>
      <text:p text:style-name="P1"><text:s text:c="6"/>bNumEndpoints <text:s text:c="10"/>2</text:p>
      <text:p text:style-name="P1"><text:s text:c="6"/>bInterfaceClass <text:s text:c="8"/>3 Human Interface Device</text:p>
      <text:p text:style-name="P1"><text:s text:c="6"/>bInterfaceSubClass <text:s text:c="5"/>0 No Subclass</text:p>
      <text:p text:style-name="P1"><text:s text:c="6"/>bInterfaceProtocol <text:s text:c="5"/>0 None</text:p>
      <text:p text:style-name="P1"><text:s text:c="6"/>iInterface <text:s text:c="13"/>0 </text:p>
      <text:p text:style-name="P1"><text:s text:c="8"/>HID Device Descriptor:</text:p>
      <text:p text:style-name="P1"><text:s text:c="10"/>bLength <text:s text:c="16"/>9</text:p>
      <text:p text:style-name="P1"><text:s text:c="10"/>bDescriptorType <text:s text:c="7"/>33</text:p>
      <text:p text:style-name="P1"><text:s text:c="10"/>bcdHID <text:s text:c="14"/>1.00</text:p>
      <text:p text:style-name="P1"><text:s text:c="10"/>bCountryCode <text:s text:c="11"/>0 Not supported</text:p>
      <text:p text:style-name="P1"><text:s text:c="10"/>bNumDescriptors <text:s text:c="8"/>1</text:p>
      <text:p text:style-name="P1"><text:s text:c="10"/>bDescriptorType <text:s text:c="7"/>34 Report</text:p>
      <text:p text:style-name="P1"><text:s text:c="10"/>wDescriptorLength <text:s text:c="5"/>37</text:p>
      <text:p text:style-name="P1"><text:s text:c="9"/>Report Descriptors: </text:p>
      <text:p text:style-name="P1"><text:s text:c="11"/>** UNAVAILABLE **</text:p>
      <text:p text:style-name="P1"><text:s text:c="6"/>Endpoint Descriptor:</text:p>
      <text:p text:style-name="P1"><text:soft-page-break/><text:s text:c="8"/>bLength <text:s text:c="16"/>7</text:p>
      <text:p text:style-name="P1"><text:s text:c="8"/>bDescriptorType <text:s text:c="8"/>5</text:p>
      <text:p text:style-name="P1"><text:s text:c="8"/>bEndpointAddress <text:s text:c="4"/>0x81 <text:s/>EP 1 IN</text:p>
      <text:p text:style-name="P1"><text:s text:c="8"/>bmAttributes <text:s text:c="11"/>3</text:p>
      <text:p text:style-name="P1"><text:s text:c="10"/>Transfer Type <text:s text:c="11"/>Interrupt</text:p>
      <text:p text:style-name="P1"><text:s text:c="10"/>Synch Type <text:s text:c="14"/>None</text:p>
      <text:p text:style-name="P1"><text:s text:c="10"/>Usage Type <text:s text:c="14"/>Data</text:p>
      <text:p text:style-name="P1"><text:s text:c="8"/>wMaxPacketSize <text:s text:c="4"/>0x0008 <text:s/>1x 8 bytes</text:p>
      <text:p text:style-name="P1"><text:s text:c="8"/>bInterval <text:s text:c="13"/>10</text:p>
      <text:p text:style-name="P1"><text:s text:c="6"/>Endpoint Descriptor:</text:p>
      <text:p text:style-name="P1"><text:s text:c="8"/>bLength <text:s text:c="16"/>7</text:p>
      <text:p text:style-name="P1"><text:s text:c="8"/>bDescriptorType <text:s text:c="8"/>5</text:p>
      <text:p text:style-name="P1"><text:s text:c="8"/>bEndpointAddress <text:s text:c="4"/>0x02 <text:s/>EP 2 OUT</text:p>
      <text:p text:style-name="P1"><text:s text:c="8"/>bmAttributes <text:s text:c="11"/>3</text:p>
      <text:p text:style-name="P1"><text:s text:c="10"/>Transfer Type <text:s text:c="11"/>Interrupt</text:p>
      <text:p text:style-name="P1"><text:s text:c="10"/>Synch Type <text:s text:c="14"/>None</text:p>
      <text:p text:style-name="P1"><text:s text:c="10"/>Usage Type <text:s text:c="14"/>Data</text:p>
      <text:p text:style-name="P1"><text:s text:c="8"/>wMaxPacketSize <text:s text:c="4"/>0x0008 <text:s/>1x 8 bytes</text:p>
      <text:p text:style-name="P1"><text:s text:c="8"/>bInterval <text:s text:c="13"/>10</text:p>
      <text:p text:style-name="P1">Device Status: <text:s text:c="4"/>0x0000</text:p>
      <text:p text:style-name="P1"><text:s text:c="2"/>(Bus Powered)</text:p>
      <text:p text:style-name="P14"/>
      <text:p text:style-name="P24">The communication happens on those two interrupt endpoints, obviosly. It is a low-speed USB device providing 8 bytes of payload on each of the interrupt transfers</text:p>
      <text:h text:style-name="P33" text:outline-level="2">Data format</text:h>
      <text:p text:style-name="P32"><text:span text:style-name="T23">T</text:span><text:span text:style-name="T22">his describes the plain USB data communication. The encapsulation described in this section is also implemented in the </text:span><text:span text:style-name="Source_20_Text"><text:span text:style-name="T22">cyrus_m8</text:span></text:span><text:span text:style-name="T22"> kernel driver providing a USB serial console, which simplifies the communication with the device a bit.</text:span></text:p>
      <text:h text:style-name="P38" text:outline-level="3">Request</text:h>
      <text:p text:style-name="P26">A typical request datagram usually looks like this:</text:p>
      <text:p text:style-name="P1">00000000 <text:s/>0<text:span text:style-name="T15">4</text:span> 12 16 18 3e 00 00 00 <text:s text:c="26"/>|....&gt;...|</text:p>
      <text:p text:style-name="P26"/>
      <text:p text:style-name="P26">Not much is known about this. Presumably, a high nibble value of all 0 for the first byte denotes a request and the low nibble <text:s/>denotes the payload length as well, <text:span text:style-name="T16">but all commands (except switching the user id) are using 04 here. All requests seem to be just one datagram.</text:span></text:p>
      <text:h text:style-name="P39" text:outline-level="3">Response</text:h>
      <text:p text:style-name="P24">A typical datagram consisting of 8 bytes has the following format:</text:p>
      <text:p text:style-name="P1">00000000 <text:s/>f<text:span text:style-name="T15">7</text:span> 33 35 33 30 34 31 33 <text:s text:c="26"/>|.3530413|</text:p>
      <text:p text:style-name="P24"/>
      <text:p text:style-name="P25">The lower nibble of the first byte gives the length of the overall datagram, <text:span text:style-name="T16">the high nibble is always F, probably denoting the datagram as a response.</text:span></text:p>
      <text:p text:style-name="P27">A response can consist of multiple datagrams. To assemble the complete response, all payload data according to the length nibble has to be concatenated into a target buffer.</text:p>
      <text:p text:style-name="P27">Unfortunately, a length nibble &lt; 7 does not mean it is the last datagram in the response. Those short datagrams can happen anywhere in the transmission.</text:p>
      <text:p text:style-name="P27"><text:soft-page-break/>After assembling the re<text:span text:style-name="T24">s</text:span>ponse, <text:s/>the first byte should be 06 and <text:span text:style-name="T17">the modulo 256 checksum of bytes 1 to n-2 should match the value that is hex-encoded in the last two bytes of the response data.</text:span></text:p>
      <text:h text:style-name="P42" text:outline-level="4">Example</text:h>
      <text:p text:style-name="P29">Request:</text:p>
      <text:p text:style-name="Preformatted_20_Text">00000000 <text:s/>04 12 16 18 28 00 00 00 <text:s text:c="26"/>|....(...|</text:p>
      <text:p text:style-name="P29">Response:</text:p>
      <text:p text:style-name="Preformatted_20_Text">00000000 <text:s/>f<text:span text:style-name="T15">3</text:span> <text:span text:style-name="T15">06 12 16</text:span> c0 03 75 08 <text:s/>f<text:span text:style-name="T18">6</text:span> <text:span text:style-name="T18">18 28 32 31 43 42</text:span> 08 <text:s/>|.<text:span text:style-name="T15">...</text:span>..u..<text:span text:style-name="T18">.(21CB</text:span>.|</text:p>
      <text:p text:style-name="P29">The assembled response data then looks like this:</text:p>
      <text:p text:style-name="Preformatted_20_Text">00000000 <text:s/><text:span text:style-name="T11">06</text:span><text:span text:style-name="T3"> </text:span><text:span text:style-name="T15">12 16</text:span> <text:span text:style-name="T18">18 28 32 31</text:span><text:span text:style-name="T3"> </text:span><text:span text:style-name="T12">43 <text:s/>42</text:span> <text:s text:c="22"/>|<text:span text:style-name="T11">.</text:span><text:span text:style-name="T15">..</text:span><text:span text:style-name="T18">.(21</text:span><text:span text:style-name="T12">CB</text:span>|</text:p>
      <text:p text:style-name="P21">0x12 + 0x16 + 0x18 + 0x28 + 0x32 +0x31 mod 256 = 0xCB which obviously matches.</text:p>
      <text:h text:style-name="P33" text:outline-level="2">Commands</text:h>
      <text:p text:style-name="P32"><text:span text:style-name="T23">A</text:span><text:span text:style-name="T22">ll commands in the section will show the plain serial communication without the USB framing.</text:span></text:p>
      <text:h text:style-name="P41" text:outline-level="3">READ_PATIENT_ID</text:h>
      <text:h text:style-name="P43" text:outline-level="4">Command</text:h>
      <text:p text:style-name="P30">Patien<text:span text:style-name="T19">t</text:span> ID data is requested using</text:p>
      <text:p text:style-name="Preformatted_20_Text">12 16 18 24</text:p>
      <text:h text:style-name="Heading_20_4" text:outline-level="4">Response</text:h>
      <text:p text:style-name="Preformatted_20_Text">00000000 <text:s/>06 <text:span text:style-name="T18">34 41 34 37 34 35 34 <text:s/>46 35 32 34 37 39 39 39</text:span> <text:s/>|.<text:span text:style-name="T18">4A47454F5247999</text:span>|</text:p>
      <text:p text:style-name="Preformatted_20_Text">00000010 <text:s/><text:span text:style-name="T18">39 39 39 39 39 39 39</text:span> 2c <text:s/><text:span text:style-name="T11">30 35 2e 30 30</text:span> 0d 0a 30 <text:s/>|<text:span text:style-name="T18">9999999</text:span>,<text:span text:style-name="T11">05.00</text:span>..0|</text:p>
      <text:p text:style-name="Preformatted_20_Text">00000020 <text:s/>35 <text:s text:c="47"/>|5|</text:p>
      <text:p text:style-name="P22"/>
      <text:p text:style-name="P22">Bytes 1 – <text:s/><text:span text:style-name="T19">22</text:span> : <text:span text:style-name="T19">Version</text:span>ID <text:span text:style-name="T19">which is the patient id plus the padding</text:span></text:p>
      <text:p text:style-name="P23">Bytes 24 – 29: Version</text:p>
      <text:p text:style-name="P23"/>
      <text:p text:style-name="P22"/>
      <text:h text:style-name="P40" text:outline-level="3">READ_CYCLE_DATA</text:h>
      <text:h text:style-name="P44" text:outline-level="4">Command</text:h>
      <text:p text:style-name="P28">Cycle data is requested using the byte sequence</text:p>
      <text:p text:style-name="P15">12 16 18 22</text:p>
      <text:h text:style-name="P44" text:outline-level="4">Response</text:h>
      <text:p text:style-name="P28">The (partial) response including the data header and one data set looks like this:</text:p>
      <text:p text:style-name="P1">00000000 <text:s/>06 30 30 <text:span text:style-name="T1">33 35</text:span> 30 30 30 <text:s/>31 <text:span text:style-name="T2">34 41 34 37 34 35 34</text:span> <text:s/>|.00<text:span text:style-name="T1">35</text:span>0001<text:span text:style-name="T2">4A47454</text:span>|</text:p>
      <text:p text:style-name="P1">00000010 <text:s/><text:span text:style-name="T2">46 35 32 34 37</text:span><text:span text:style-name="T3"> 39</text:span> 39 39 <text:s/>39 39 39 39 39 39 39 30 <text:s/>|<text:span text:style-name="T2">F5247</text:span>99999999990|</text:p>
      <text:p text:style-name="P1">00000020 <text:s/>30 <text:span text:style-name="T9">31 35 30 30 30 30 30 <text:s/>30 30 30</text:span> <text:span text:style-name="T11">30 30</text:span> 30 30 30 <text:s/>|0<text:span text:style-name="T9">15000000</text:span><text:span text:style-name="T11">00</text:span>00000|</text:p>
      <text:p text:style-name="P1">00000030 <text:s/>30 <text:span text:style-name="T12">30 34 36 31 35 38 38 <text:s/>34</text:span> 30 34 36 31 35 38 38 <text:s/>|0<text:span text:style-name="T12">04615884</text:span>0461588|</text:p>
      <text:p text:style-name="P1">00000040 <text:s/>34 <text:s text:c="47"/>|4 <text:s text:c="14"/>|</text:p>
      <text:p text:style-name="P1"/>
      <text:p text:style-name="P2">Header data:</text:p>
      <text:p text:style-name="P3">Bytes 3 &amp; 4: <text:span text:style-name="T1">33 35</text:span> Number of cycles. <text:span text:style-name="T21">ASCII-coded hex number</text:span> <text:span text:style-name="T20">35 </text:span>= 53 entries</text:p>
      <text:p text:style-name="P3">Bytes 9-20 : <text:span text:style-name="T2">34 41 34 37 34 35 34 46 35 32 34 37</text:span><text:span text:style-name="T3">: Patient id</text:span></text:p>
      <text:p text:style-name="P5"/>
      <table:table table:name="Table1" table:style-name="Table1">
        <table:table-column table:style-name="Table1.A" table:number-columns-repeated="11"/>
        <table:table-column table:style-name="Table1.L"/>
        <text:soft-page-break/>
        <table:table-row>
          <table:table-cell table:style-name="Table1.A1" office:value-type="string">
            <text:p text:style-name="P16">34</text:p>
          </table:table-cell>
          <table:table-cell table:style-name="Table1.A1" office:value-type="string">
            <text:p text:style-name="P16">41</text:p>
          </table:table-cell>
          <table:table-cell table:style-name="Table1.A1" office:value-type="string">
            <text:p text:style-name="P16">34</text:p>
          </table:table-cell>
          <table:table-cell table:style-name="Table1.A1" office:value-type="string">
            <text:p text:style-name="P16">37</text:p>
          </table:table-cell>
          <table:table-cell table:style-name="Table1.A1" office:value-type="string">
            <text:p text:style-name="P16">34</text:p>
          </table:table-cell>
          <table:table-cell table:style-name="Table1.A1" office:value-type="string">
            <text:p text:style-name="P16">35</text:p>
          </table:table-cell>
          <table:table-cell table:style-name="Table1.A1" office:value-type="string">
            <text:p text:style-name="P16">34</text:p>
          </table:table-cell>
          <table:table-cell table:style-name="Table1.A1" office:value-type="string">
            <text:p text:style-name="P16">46</text:p>
          </table:table-cell>
          <table:table-cell table:style-name="Table1.A1" office:value-type="string">
            <text:p text:style-name="P16">35</text:p>
          </table:table-cell>
          <table:table-cell table:style-name="Table1.A1" office:value-type="string">
            <text:p text:style-name="P16">32</text:p>
          </table:table-cell>
          <table:table-cell table:style-name="Table1.A1" office:value-type="string">
            <text:p text:style-name="P16">34</text:p>
          </table:table-cell>
          <table:table-cell table:style-name="Table1.L1" office:value-type="string">
            <text:p text:style-name="P16">37</text:p>
          </table:table-cell>
        </table:table-row>
        <table:table-row>
          <table:table-cell table:style-name="Table1.A2" table:number-columns-spanned="2" office:value-type="string">
            <text:p text:style-name="P16">4A</text:p>
          </table:table-cell>
          <table:covered-table-cell/>
          <table:table-cell table:style-name="Table1.A2" table:number-columns-spanned="2" office:value-type="string">
            <text:p text:style-name="P16">47</text:p>
          </table:table-cell>
          <table:covered-table-cell/>
          <table:table-cell table:style-name="Table1.A2" table:number-columns-spanned="2" office:value-type="string">
            <text:p text:style-name="P16">45</text:p>
          </table:table-cell>
          <table:covered-table-cell/>
          <table:table-cell table:style-name="Table1.A2" table:number-columns-spanned="2" office:value-type="string">
            <text:p text:style-name="P16">4F</text:p>
          </table:table-cell>
          <table:covered-table-cell/>
          <table:table-cell table:style-name="Table1.A2" table:number-columns-spanned="2" office:value-type="string">
            <text:p text:style-name="P16">52</text:p>
          </table:table-cell>
          <table:covered-table-cell/>
          <table:table-cell table:style-name="Table1.K2" table:number-columns-spanned="2" office:value-type="string">
            <text:p text:style-name="P16">47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6">J</text:p>
          </table:table-cell>
          <table:covered-table-cell/>
          <table:table-cell table:style-name="Table1.A2" table:number-columns-spanned="2" office:value-type="string">
            <text:p text:style-name="P16">G</text:p>
          </table:table-cell>
          <table:covered-table-cell/>
          <table:table-cell table:style-name="Table1.A2" table:number-columns-spanned="2" office:value-type="string">
            <text:p text:style-name="P16">E</text:p>
          </table:table-cell>
          <table:covered-table-cell/>
          <table:table-cell table:style-name="Table1.A2" table:number-columns-spanned="2" office:value-type="string">
            <text:p text:style-name="P16">O</text:p>
          </table:table-cell>
          <table:covered-table-cell/>
          <table:table-cell table:style-name="Table1.A2" table:number-columns-spanned="2" office:value-type="string">
            <text:p text:style-name="P16">R</text:p>
          </table:table-cell>
          <table:covered-table-cell/>
          <table:table-cell table:style-name="Table1.K2" table:number-columns-spanned="2" office:value-type="string">
            <text:p text:style-name="P16">G</text:p>
          </table:table-cell>
          <table:covered-table-cell/>
        </table:table-row>
      </table:table>
      <text:p text:style-name="P5"/>
      <text:p text:style-name="P5"/>
      <text:p text:style-name="P3"><text:span text:style-name="T6">The f</text:span><text:span text:style-name="T3">irst set </text:span><text:span text:style-name="T6">of data</text:span><text:span text:style-name="T3"> starts at byte 33. </text:span><text:span text:style-name="T5">The data sets are </text:span><text:span text:style-name="T4">32 bytes long:</text:span></text:p>
      <text:p text:style-name="P6"/>
      <text:p text:style-name="P3"><text:span text:style-name="T3">Byte 33 – 42: </text:span><text:span text:style-name="T9">31 35 30 30 30 30 30 30 </text:span><text:span text:style-name="T10">30 30</text:span><text:span text:style-name="T9">:</text:span><text:span text:style-name="T3"> Date / Time</text:span><text:span text:style-name="T7">, BCD coded</text:span></text:p>
      <text:p text:style-name="P8"><text:tab/>33/34: Year (last two digits)</text:p>
      <text:p text:style-name="P8"><text:tab/>35/36: Month</text:p>
      <text:p text:style-name="P8"><text:tab/>37/38: Day</text:p>
      <text:p text:style-name="P8"><text:tab/>39/40: Hour</text:p>
      <text:p text:style-name="P8"><text:tab/>41/42: Minute</text:p>
      <text:p text:style-name="P11">If the date was not set on the device, the year is set to 15 and all other date information is left 0.</text:p>
      <text:p text:style-name="P8"><text:tab/></text:p>
      <text:p text:style-name="P4">Byte 43-44: <text:s/><text:span text:style-name="T11">30 30</text:span><text:span text:style-name="T3">: Retry Init? </text:span><text:span text:style-name="T8">This is possibly related to signal arrhythmia detection</text:span></text:p>
      <text:p text:style-name="P12"/>
      <text:p text:style-name="P4"><text:span text:style-name="T3">Byte 49-56: <text:s/></text:span><text:span text:style-name="T12">30 34 36 31 35 38 38 34:</text:span><text:span text:style-name="T3"> Blood pressure data</text:span></text:p>
      <text:p text:style-name="P8"/>
      <text:p text:style-name="P10">Blood pressure data is converted to binary as follows:</text:p>
      <text:list xml:id="list3818150166" text:style-name="L1">
        <text:list-item>
          <text:p text:style-name="P34">Byte converted from hex char: 30 → 0</text:p>
        </text:list-item>
        <text:list-item>
          <text:p text:style-name="P34">Bits are written into target array MSB → LSB</text:p>
        </text:list-item>
        <text:list-item>
          <text:p text:style-name="P35">Fi<text:span text:style-name="T13">r</text:span>st two bits are skipped, the following <text:span text:style-name="T13">three </text:span>10bit values are converted back to decimal for pulse, diastolic pressure, systolic pressure</text:p>
        </text:list-item>
      </text:list>
      <text:p text:style-name="P13"/>
      <table:table table:name="Table2" table:style-name="Table2">
        <table:table-column table:style-name="Table2.A" table:number-columns-repeated="3"/>
        <table:table-column table:style-name="Table2.D"/>
        <table:table-column table:style-name="Table2.A" table:number-columns-repeated="3"/>
        <table:table-column table:style-name="Table2.D"/>
        <table:table-column table:style-name="Table2.A" table:number-columns-repeated="3"/>
        <table:table-column table:style-name="Table2.D"/>
        <table:table-column table:style-name="Table2.A" table:number-columns-repeated="3"/>
        <table:table-column table:style-name="Table2.D"/>
        <table:table-column table:style-name="Table2.A" table:number-columns-repeated="3"/>
        <table:table-column table:style-name="Table2.D"/>
        <table:table-column table:style-name="Table2.A" table:number-columns-repeated="3"/>
        <table:table-column table:style-name="Table2.D"/>
        <table:table-column table:style-name="Table2.A" table:number-columns-repeated="3"/>
        <table:table-column table:style-name="Table2.D"/>
        <table:table-column table:style-name="Table2.A" table:number-columns-repeated="3"/>
        <table:table-column table:style-name="Table2.f"/>
        <table:table-row>
          <table:table-cell table:style-name="Table2.A1" table:number-columns-spanned="4" office:value-type="string">
            <text:p text:style-name="P17">30</text:p>
          </table:table-cell>
          <table:covered-table-cell/>
          <table:covered-table-cell/>
          <table:covered-table-cell/>
          <table:table-cell table:style-name="Table2.A1" table:number-columns-spanned="4" office:value-type="string">
            <text:p text:style-name="P17">34</text:p>
          </table:table-cell>
          <table:covered-table-cell/>
          <table:covered-table-cell/>
          <table:covered-table-cell/>
          <table:table-cell table:style-name="Table2.A1" table:number-columns-spanned="4" office:value-type="string">
            <text:p text:style-name="P17">36</text:p>
          </table:table-cell>
          <table:covered-table-cell/>
          <table:covered-table-cell/>
          <table:covered-table-cell/>
          <table:table-cell table:style-name="Table2.A1" table:number-columns-spanned="4" office:value-type="string">
            <text:p text:style-name="P17">31</text:p>
          </table:table-cell>
          <table:covered-table-cell/>
          <table:covered-table-cell/>
          <table:covered-table-cell/>
          <table:table-cell table:style-name="Table2.A1" table:number-columns-spanned="4" office:value-type="string">
            <text:p text:style-name="P17">35</text:p>
          </table:table-cell>
          <table:covered-table-cell/>
          <table:covered-table-cell/>
          <table:covered-table-cell/>
          <table:table-cell table:style-name="Table2.A1" table:number-columns-spanned="4" office:value-type="string">
            <text:p text:style-name="P17">38</text:p>
          </table:table-cell>
          <table:covered-table-cell/>
          <table:covered-table-cell/>
          <table:covered-table-cell/>
          <table:table-cell table:style-name="Table2.A1" table:number-columns-spanned="4" office:value-type="string">
            <text:p text:style-name="P17">38</text:p>
          </table:table-cell>
          <table:covered-table-cell/>
          <table:covered-table-cell/>
          <table:covered-table-cell/>
          <table:table-cell table:style-name="Table2.c1" table:number-columns-spanned="4" office:value-type="string">
            <text:p text:style-name="P17">34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4" office:value-type="string">
            <text:p text:style-name="P17">0</text:p>
          </table:table-cell>
          <table:covered-table-cell/>
          <table:covered-table-cell/>
          <table:covered-table-cell/>
          <table:table-cell table:style-name="Table2.A2" table:number-columns-spanned="4" office:value-type="string">
            <text:p text:style-name="P17">4</text:p>
          </table:table-cell>
          <table:covered-table-cell/>
          <table:covered-table-cell/>
          <table:covered-table-cell/>
          <table:table-cell table:style-name="Table2.A2" table:number-columns-spanned="4" office:value-type="string">
            <text:p text:style-name="P17">6</text:p>
          </table:table-cell>
          <table:covered-table-cell/>
          <table:covered-table-cell/>
          <table:covered-table-cell/>
          <table:table-cell table:style-name="Table2.A2" table:number-columns-spanned="4" office:value-type="string">
            <text:p text:style-name="P17">1</text:p>
          </table:table-cell>
          <table:covered-table-cell/>
          <table:covered-table-cell/>
          <table:covered-table-cell/>
          <table:table-cell table:style-name="Table2.A2" table:number-columns-spanned="4" office:value-type="string">
            <text:p text:style-name="P17">5</text:p>
          </table:table-cell>
          <table:covered-table-cell/>
          <table:covered-table-cell/>
          <table:covered-table-cell/>
          <table:table-cell table:style-name="Table2.A2" table:number-columns-spanned="4" office:value-type="string">
            <text:p text:style-name="P17">8</text:p>
          </table:table-cell>
          <table:covered-table-cell/>
          <table:covered-table-cell/>
          <table:covered-table-cell/>
          <table:table-cell table:style-name="Table2.A2" table:number-columns-spanned="4" office:value-type="string">
            <text:p text:style-name="P17">8</text:p>
          </table:table-cell>
          <table:covered-table-cell/>
          <table:covered-table-cell/>
          <table:covered-table-cell/>
          <table:table-cell table:style-name="Table2.c2" table:number-columns-spanned="4" office:value-type="string">
            <text:p text:style-name="P17">4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8">0</text:p>
          </table:table-cell>
          <table:table-cell table:style-name="Table2.c2" office:value-type="string">
            <text:p text:style-name="P18">0</text:p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table:number-columns-spanned="10" office:value-type="string">
            <text:p text:style-name="P20">7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10" office:value-type="string">
            <text:p text:style-name="P20">8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c2" table:number-columns-spanned="10" office:value-type="string">
            <text:p text:style-name="P20">13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7"><text:span text:style-name="T14">T</text:span>he pressure data is repeated in the following bytes <text:span text:style-name="T20">for no obvious reason.</text:span></text:p>
      <text:h text:style-name="P3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_20_Bo_20_Text" style:display-name="Text Bo Text" style:family="paragraph" style:parent-style-name="Preformatted_20_Text">
      <style:text-properties officeooo:rsid="0023f6c5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1T21:06:17.355620371</dc:date>
    <dc:creator>Jens Georg</dc:creator>
    <meta:editing-duration>PT2H54M43S</meta:editing-duration>
    <meta:editing-cycles>11</meta:editing-cycles>
    <meta:generator>LibreOffice/6.2.2.2$Linux_X86_64 LibreOffice_project/20$Build-2</meta:generator>
    <meta:document-statistic meta:table-count="2" meta:image-count="0" meta:object-count="0" meta:page-count="4" meta:paragraph-count="212" meta:word-count="1031" meta:character-count="6740" meta:non-whitespace-character-count="4705"/>
  </office:meta>
</office:document-meta>
</file>